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1" fo:font-size="10pt" officeooo:rsid="000d98d5" officeooo:paragraph-rsid="000d98d5" style:font-size-asian="10pt" style:font-size-complex="10pt"/>
    </style:style>
    <style:style style:name="P2" style:family="paragraph" style:parent-style-name="Standard">
      <style:text-properties style:font-name="Calibri Light" fo:font-size="10pt" fo:font-style="normal" fo:font-weight="normal" officeooo:rsid="000d98d5" officeooo:paragraph-rsid="000d98d5" style:font-size-asian="10pt" style:font-style-asian="normal" style:font-weight-asian="normal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alibri Light1"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Calibri Light1" fo:font-size="10pt" style:font-size-asian="10pt" style:font-size-complex="10pt"/>
    </style:style>
    <style:style style:name="P6" style:family="paragraph">
      <loext:graphic-properties draw:fill-color="#a3238e"/>
      <style:paragraph-properties fo:text-align="center"/>
      <style:text-properties fo:color="#89c765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style:font-name="Calibri Light1" fo:font-size="10pt" style:font-size-asian="10pt" style:font-size-complex="10pt"/>
    </style:style>
    <style:style style:name="T2" style:family="text">
      <style:text-properties fo:color="#89c765"/>
    </style:style>
    <style:style style:name="gr1" style:family="graphic">
      <style:graphic-properties draw:textarea-horizontal-align="justify" draw:textarea-vertical-align="middle" draw:auto-grow-height="false" fo:min-height="0.887cm" fo:min-width="2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82cm" fo:min-width="3.2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984cm" fo:min-width="3.2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7cm" fo:min-width="4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7cm" fo:min-width="1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833cm" fo:min-width="1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699cm" fo:min-width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a3238e" draw:textarea-horizontal-align="justify" draw:textarea-vertical-align="middle" draw:auto-grow-height="false" fo:min-height="6.398cm" fo:min-width="4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628cm" fo:min-width="2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804cm" fo:min-width="2.5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2.198cm" fo:min-width="4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938cm" fo:min-width="1.7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6.392cm" fo:min-width="4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1.381cm" fo:min-width="1.8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982cm" fo:min-width="3.4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2.337cm" fo:min-width="2.8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6.027cm" fo:min-width="3.8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53" draw:name="Shape22" draw:style-name="gr12" draw:text-style-name="P6" svg:width="4.839cm" svg:height="6.398cm" svg:x="12.044cm" svg:y="0.081cm"><text:p text:style-name="P3"><text:span text:style-name="T2">I feel like this should </text:span></text:p><text:p text:style-name="P3"><text:span text:style-name="T2">Be more detailed. </text:span></text:p><text:p text:style-name="P3"><text:span text:style-name="T2">But I’m a bit confused </text:span></text:p><text:p text:style-name="P3"><text:span text:style-name="T2">How. </text:span></text:p><text:p text:style-name="P3"><text:span text:style-name="T2">He said we could do </text:span></text:p><text:p text:style-name="P3"><text:span text:style-name="T2">A big simple one, </text:span></text:p><text:p text:style-name="P3"><text:span text:style-name="T2">And then make little </text:span></text:p><text:p text:style-name="P3"><text:span text:style-name="T2">Flow charts for</text:span></text:p><text:p text:style-name="P3"><text:span text:style-name="T2">Other bits, which is the </text:span></text:p><text:p text:style-name="P3"><text:span text:style-name="T2">Proper way to do</text:span></text:p><text:p text:style-name="P3"><text:span text:style-name="T2">Functional flowcharts. </text:span></text:p><text:p text:style-name="P3"><text:span text:style-name="T2">In different files?</text:span></text:p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0" draw:name="Shape1" draw:style-name="gr1" draw:text-style-name="P4" svg:width="2.742cm" svg:height="0.983cm" svg:x="2.252cm" svg:y="0.166cm"><text:p text:style-name="P3"><text:span text:style-name="T1">Sta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5" draw:name="Shape7" draw:style-name="gr4" draw:text-style-name="P3" svg:x1="5.087cm" svg:y1="0.265cm" svg:x2="8.511cm" svg:y2="0.29cm"><text:p/></draw:line><draw:line text:anchor-type="paragraph" draw:z-index="4" draw:name="Shape6" draw:style-name="gr3" draw:text-style-name="P3" svg:x1="8.529cm" svg:y1="15.331cm" svg:x2="8.511cm" svg:y2="0.289cm"><text:p/></draw:line></text:p>
      <text:p text:style-name="P1"><draw:line text:anchor-type="paragraph" draw:z-index="17" draw:name="Shape9" draw:style-name="gr5" draw:text-style-name="P3" svg:x1="3.54cm" svg:y1="0.316cm" svg:x2="3.538cm" svg:y2="1.498cm"><text:p/></draw:line></text:p>
      <text:p text:style-name="P1"/>
      <text:p text:style-name="P1"/>
      <text:p text:style-name="P1"><draw:custom-shape text:anchor-type="paragraph" draw:z-index="7" draw:name="Shape2" draw:style-name="gr2" draw:text-style-name="P4" svg:width="3.252cm" svg:height="0.983cm" svg:x="1.951cm" svg:y="0.206cm"><text:p text:style-name="P3"><text:span text:style-name="T1">Prompt user to </text:span></text:p><text:p text:style-name="P3"><text:span text:style-name="T1">input file name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6" draw:name="Shape9" draw:style-name="gr5" draw:text-style-name="P3" svg:x1="3.538cm" svg:y1="0.411cm" svg:x2="3.538cm" svg:y2="1.318cm"><text:p/></draw:line></text:p>
      <text:p text:style-name="P1"/>
      <text:p text:style-name="P1"/>
      <text:p text:style-name="P1"><draw:custom-shape text:anchor-type="paragraph" draw:z-index="21" draw:name="Shape17" draw:style-name="gr9" draw:text-style-name="P4" svg:width="3.119cm" svg:height="1.4cm" svg:x="1.988cm" svg:y="0.071cm"><text:p><text:span text:style-name="T1">File can be found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9" draw:name="Shape18" draw:style-name="gr11" draw:text-style-name="P4" svg:width="1.985cm" svg:height="0.699cm" svg:x="5.692cm" svg:y="0.395cm"><text:p text:style-name="P3"><text:span text:style-name="T1">Display error</text:span></text:p><draw:enhanced-geometry svg:viewBox="0 0 21600 21600" draw:type="rectangle" draw:enhanced-path="M 0 0 L 21600 0 21600 21600 0 21600 0 0 Z N"/></draw:custom-shape><draw:frame text:anchor-type="paragraph" draw:z-index="25" draw:name="Shape10" draw:style-name="gr8" draw:text-style-name="P5" svg:width="0.32cm" svg:height="0.433cm" svg:x="5.184cm" svg:y="0.206cm"><draw:text-box><text:p><text:span text:style-name="T1">F</text:span></text:p></draw:text-box></draw:frame></text:p>
      <text:p text:style-name="P1"><draw:line text:anchor-type="paragraph" draw:z-index="27" draw:name="Shape4" draw:style-name="gr5" draw:text-style-name="P3" svg:x1="5.106cm" svg:y1="0.367cm" svg:x2="8.584cm" svg:y2="0.341cm"><text:p/></draw:line></text:p>
      <text:p text:style-name="P1"/>
      <text:p text:style-name="P1"><draw:line text:anchor-type="paragraph" draw:z-index="86" draw:name="Shape9" draw:style-name="gr5" draw:text-style-name="P3" svg:x1="3.519cm" svg:y1="0.178cm" svg:x2="3.519cm" svg:y2="0.688cm"><text:p/></draw:line><draw:frame text:anchor-type="paragraph" draw:z-index="87" draw:name="Shape12" draw:style-name="gr8" draw:text-style-name="P5" svg:width="0.53cm" svg:height="0.433cm" svg:x="3.748cm" svg:y="0.178cm"><draw:text-box><text:p><text:span text:style-name="T1">T</text:span></text:p></draw:text-box></draw:frame></text:p>
      <text:p text:style-name="P1"><draw:custom-shape text:anchor-type="paragraph" draw:z-index="22" draw:name="Shape17" draw:style-name="gr10" draw:text-style-name="P4" svg:width="3.326cm" svg:height="1.664cm" svg:x="1.877cm" svg:y="0.258cm"><text:p><text:span text:style-name="T1">File can be opened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2"><draw:custom-shape text:anchor-type="paragraph" draw:z-index="30" draw:name="Shape18" draw:style-name="gr11" draw:text-style-name="P4" svg:width="1.985cm" svg:height="0.699cm" svg:x="5.692cm" svg:y="0.206cm"><text:p text:style-name="P3"><text:span text:style-name="T1">Display error</text:span></text:p><draw:enhanced-geometry svg:viewBox="0 0 21600 21600" draw:type="rectangle" draw:enhanced-path="M 0 0 L 21600 0 21600 21600 0 21600 0 0 Z N"/></draw:custom-shape><draw:frame text:anchor-type="paragraph" draw:z-index="26" draw:name="Shape10" draw:style-name="gr8" draw:text-style-name="P5" svg:width="0.378cm" svg:height="0.433cm" svg:x="5.087cm" svg:y="0.018cm"><draw:text-box><text:p><text:span text:style-name="T1">F</text:span></text:p></draw:text-box></draw:frame></text:p>
      <text:p text:style-name="P1"><draw:frame text:anchor-type="paragraph" draw:z-index="20" draw:name="Shape12" draw:style-name="gr8" draw:text-style-name="P5" svg:width="0.53cm" svg:height="0.433cm" svg:x="3.768cm" svg:y="0.021cm"><draw:text-box><text:p><text:span text:style-name="T1">T</text:span></text:p></draw:text-box></draw:frame><draw:line text:anchor-type="paragraph" draw:z-index="13" draw:name="Shape9" draw:style-name="gr5" draw:text-style-name="P3" svg:x1="3.464cm" svg:y1="0.021cm" svg:x2="3.464cm" svg:y2="0.531cm"><text:p/></draw:line><draw:line text:anchor-type="paragraph" draw:z-index="28" draw:name="Shape4" draw:style-name="gr5" draw:text-style-name="P3" svg:x1="5.034cm" svg:y1="0.19cm" svg:x2="8.511cm" svg:y2="0.19cm"><text:p/></draw:line></text:p>
      <text:p text:style-name="P1"/>
      <text:p text:style-name="P1"><draw:line text:anchor-type="paragraph" draw:z-index="24" draw:name="Shape9" draw:style-name="gr5" draw:text-style-name="P3" svg:x1="3.519cm" svg:y1="0.199cm" svg:x2="3.519cm" svg:y2="0.709cm"><text:p/></draw:line><draw:frame text:anchor-type="paragraph" draw:z-index="23" draw:name="Shape12" draw:style-name="gr8" draw:text-style-name="P5" svg:width="0.53cm" svg:height="0.433cm" svg:x="3.787cm" svg:y="0.199cm"><draw:text-box><text:p><text:span text:style-name="T1">T</text:span></text:p></draw:text-box></draw:frame></text:p>
      <text:p text:style-name="P1"><draw:custom-shape text:anchor-type="paragraph" draw:z-index="19" draw:name="Shape2" draw:style-name="gr2" draw:text-style-name="P4" svg:width="3.252cm" svg:height="0.983cm" svg:x="1.967cm" svg:y="0.355cm"><text:p text:style-name="P3"><text:span text:style-name="T1">Open ISBN txt file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line text:anchor-type="paragraph" draw:z-index="31" draw:name="Shape9" draw:style-name="gr5" draw:text-style-name="P3" svg:x1="3.406cm" svg:y1="0.047cm" svg:x2="3.406cm" svg:y2="0.59cm"><text:p/></draw:line></text:p>
      <text:p text:style-name="P1"><draw:custom-shape text:anchor-type="paragraph" draw:z-index="1" draw:name="Shape2" draw:style-name="gr2" draw:text-style-name="P4" svg:width="3.252cm" svg:height="0.983cm" svg:x="1.97cm" svg:y="0.22cm"><text:p text:style-name="P3"><text:span text:style-name="T1">Create CSS file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14" draw:name="Shape9" draw:style-name="gr5" draw:text-style-name="P3" svg:x1="3.501cm" svg:y1="0.342cm" svg:x2="3.501cm" svg:y2="0.885cm"><text:p/></draw:line></text:p>
      <text:p text:style-name="P1"/>
      <text:p text:style-name="P1"><draw:custom-shape text:anchor-type="paragraph" draw:z-index="2" draw:name="Shape2" draw:style-name="gr2" draw:text-style-name="P4" svg:width="3.252cm" svg:height="0.983cm" svg:x="1.953cm" svg:y="0.051cm"><text:p text:style-name="P3"><text:span text:style-name="T1">Create HTML file </text:span></text:p><text:p text:style-name="P3"><text:span text:style-name="T1">For all books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16" draw:name="Shape9" draw:style-name="gr5" draw:text-style-name="P3" svg:x1="3.499cm" svg:y1="0.173cm" svg:x2="3.499cm" svg:y2="0.716cm"><text:p/></draw:line><draw:custom-shape text:anchor-type="paragraph" draw:z-index="99" draw:name="Shape11" draw:style-name="gr20" draw:text-style-name="P7" svg:width="3.081cm" svg:height="2.588cm" svg:x="13.009cm" svg:y="0.321cm"><text:p text:style-name="P7">That’s not right! What if there </text:p><text:p text:style-name="P7">Are only 10 lines? it’ll still </text:p><text:p text:style-name="P7">Cycle 100 times!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3" draw:name="Shape2" draw:style-name="gr2" draw:text-style-name="P4" svg:width="3.252cm" svg:height="0.983cm" svg:x="1.931cm" svg:y="0.307cm"><text:p text:style-name="P3"><text:span text:style-name="T1">Create HTML file </text:span></text:p><text:p text:style-name="P3"><text:span text:style-name="T1">For individual books(?)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15" draw:name="Shape9" draw:style-name="gr5" draw:text-style-name="P3" svg:x1="3.575cm" svg:y1="0.429cm" svg:x2="3.575cm" svg:y2="1.131cm"><text:p/></draw:line></text:p>
      <text:p text:style-name="P1"/>
      <text:p text:style-name="P1"><draw:custom-shape text:anchor-type="paragraph" draw:z-index="32" draw:name="Shape17" draw:style-name="gr10" draw:text-style-name="P4" svg:width="3.326cm" svg:height="1.664cm" svg:x="1.935cm" svg:y="0.344cm"><text:p><text:span text:style-name="T1">File can be read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37" draw:name="Shape18" draw:style-name="gr11" draw:text-style-name="P4" svg:width="1.985cm" svg:height="0.699cm" svg:x="5.787cm" svg:y="0.358cm"><text:p text:style-name="P3"><text:span text:style-name="T1">Display error</text:span></text:p><draw:enhanced-geometry svg:viewBox="0 0 21600 21600" draw:type="rectangle" draw:enhanced-path="M 0 0 L 21600 0 21600 21600 0 21600 0 0 Z N"/></draw:custom-shape><draw:frame text:anchor-type="paragraph" draw:z-index="34" draw:name="Shape10" draw:style-name="gr8" draw:text-style-name="P5" svg:width="0.378cm" svg:height="0.433cm" svg:x="5.108cm" svg:y="0.134cm"><draw:text-box><text:p><text:span text:style-name="T1">F</text:span></text:p></draw:text-box></draw:frame></text:p>
      <text:p text:style-name="P1"><draw:line text:anchor-type="paragraph" draw:z-index="36" draw:name="Shape4" draw:style-name="gr5" draw:text-style-name="P3" svg:x1="5.165cm" svg:y1="0.286cm" svg:x2="8.511cm" svg:y2="0.268cm"><text:p/></draw:line></text:p>
      <text:p text:style-name="P1"/>
      <text:p text:style-name="P1"><draw:line text:anchor-type="paragraph" draw:z-index="35" draw:name="Shape9" draw:style-name="gr5" draw:text-style-name="P3" svg:x1="3.616cm" svg:y1="0.286cm" svg:x2="3.616cm" svg:y2="1.076cm"><text:p/></draw:line></text:p>
      <text:p text:style-name="P1"><draw:custom-shape text:anchor-type="paragraph" draw:z-index="100" draw:name="Shape11" draw:style-name="gr21" draw:text-style-name="P7" svg:width="4.291cm" svg:height="6.444cm" svg:x="13.367cm" svg:y="0.307cm"><text:p text:style-name="P7">What about </text:p><text:p text:style-name="P7">Read all lines </text:p><text:p text:style-name="P7">But only display</text:p><text:p text:style-name="P7">Up to 100 lines?</text:p><text:p text:style-name="P7">Then you’d have like 2 </text:p><text:p text:style-name="P7">Loops? </text:p><text:p text:style-name="P7">I don’t like that. It sounds </text:p><text:p text:style-name="P7">Complex..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8" draw:name="Shape2" draw:style-name="gr2" draw:text-style-name="P4" svg:width="3.252cm" svg:height="0.983cm" svg:x="2.103cm" svg:y="0.273cm"><text:p text:style-name="P3"><text:span text:style-name="T1">Read up to 100 </text:span></text:p><text:p text:style-name="P3"><text:span text:style-name="T1">Lines In the isbn file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line text:anchor-type="paragraph" draw:z-index="89" draw:name="Shape9" draw:style-name="gr5" draw:text-style-name="P3" svg:x1="3.597cm" svg:y1="0.056cm" svg:x2="3.597cm" svg:y2="0.908cm"><text:p/></draw:line><draw:line text:anchor-type="paragraph" draw:z-index="52" draw:name="Shape21" draw:style-name="gr5" draw:text-style-name="P3" svg:x1="-0.014cm" svg:y1="0.418cm" svg:x2="3.466cm" svg:y2="0.39cm"><text:p/></draw:line><draw:line text:anchor-type="paragraph" draw:z-index="51" draw:name="Shape20" draw:style-name="gr3" draw:text-style-name="P3" svg:x1="-0.014cm" svg:y1="8.331cm" svg:x2="-0.014cm" svg:y2="0.39cm"><text:p/></draw:line></text:p>
      <text:p text:style-name="P1"/>
      <text:p text:style-name="P1"><draw:custom-shape text:anchor-type="paragraph" draw:z-index="90" draw:name="Shape5" draw:style-name="gr18" draw:text-style-name="P4" svg:width="3.666cm" svg:height="2.761cm" svg:x="1.783cm" svg:y="0.065cm"><text:p text:style-name="P3"><text:span text:style-name="T1">While line-number </text:span></text:p><text:p text:style-name="P3"><text:span text:style-name="T1">&lt; 10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frame text:anchor-type="paragraph" draw:z-index="95" draw:name="Shape10" draw:style-name="gr8" draw:text-style-name="P5" svg:width="0.378cm" svg:height="0.433cm" svg:x="5.449cm" svg:y="0.351cm"><draw:text-box><text:p><text:span text:style-name="T1">F</text:span></text:p></draw:text-box></draw:frame></text:p>
      <text:p text:style-name="P1"/>
      <text:p text:style-name="P1"><draw:line text:anchor-type="paragraph" draw:z-index="92" draw:name="Shape13" draw:style-name="gr5" draw:text-style-name="P3" svg:x1="5.449cm" svg:y1="0.132cm" svg:x2="9.077cm" svg:y2="0.136cm"><text:p/></draw:line><draw:line text:anchor-type="paragraph" draw:z-index="93" draw:name="Shape20" draw:style-name="gr3" draw:text-style-name="P3" svg:x1="9.208cm" svg:y1="6.163cm" svg:x2="9.208cm" svg:y2="0.206cm"><text:p/></draw:line></text:p>
      <text:p text:style-name="P1"/>
      <text:p text:style-name="P1"/>
      <text:p text:style-name="P1"><draw:line text:anchor-type="paragraph" draw:z-index="91" draw:name="Shape9" draw:style-name="gr5" draw:text-style-name="P3" svg:x1="3.575cm" svg:y1="0.243cm" svg:x2="3.575cm" svg:y2="0.927cm"><text:p/></draw:line><draw:frame text:anchor-type="paragraph" draw:z-index="33" draw:name="Shape12" draw:style-name="gr8" draw:text-style-name="P5" svg:width="0.53cm" svg:height="0.433cm" svg:x="4.069cm" svg:y="0.115cm"><draw:text-box><text:p><text:span text:style-name="T1">T</text:span></text:p></draw:text-box></draw:frame></text:p>
      <text:p text:style-name="P1"/>
      <text:p text:style-name="P1"><draw:custom-shape text:anchor-type="paragraph" draw:z-index="9" draw:name="Shape2" draw:style-name="gr6" draw:text-style-name="P4" svg:width="3.253cm" svg:height="0.985cm" svg:x="1.891cm" svg:y="0.145cm"><text:p text:style-name="P3"><text:span text:style-name="T1">Read line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18" draw:name="Shape9" draw:style-name="gr5" draw:text-style-name="P3" svg:x1="3.538cm" svg:y1="0.28cm" svg:x2="3.538cm" svg:y2="0.964cm"><text:p/></draw:line></text:p>
      <text:p text:style-name="P1"><draw:custom-shape text:anchor-type="paragraph" draw:z-index="10" draw:name="Shape2" draw:style-name="gr2" draw:text-style-name="P4" svg:width="3.252cm" svg:height="0.983cm" svg:x="1.886cm" svg:y="0.534cm"><text:p text:style-name="P3"><text:span text:style-name="T1">Record line</text:span></text:p><draw:enhanced-geometry svg:viewBox="0 0 21600 21600" draw:type="rectangle" draw:enhanced-path="M 0 0 L 21600 0 21600 21600 0 21600 0 0 Z N"/></draw:custom-shape><draw:line text:anchor-type="paragraph" draw:z-index="46" draw:name="Shape9" draw:style-name="gr5" draw:text-style-name="P3" svg:x1="3.498cm" svg:y1="1.517cm" svg:x2="3.484cm" svg:y2="2.537cm"><text:p/></draw:line></text:p>
      <text:p text:style-name="P1"><draw:line text:anchor-type="paragraph" draw:z-index="47" draw:name="Shape9" draw:style-name="gr5" draw:text-style-name="P3" svg:x1="3.482cm" svg:y1="-1.893cm" svg:x2="3.482cm" svg:y2="-0.909cm"><text:p/></draw:line><draw:line text:anchor-type="paragraph" draw:z-index="50" draw:name="Shape19" draw:style-name="gr3" draw:text-style-name="P3" svg:x1="0.061cm" svg:y1="6.805cm" svg:x2="0.005cm" svg:y2="-1.916cm"><text:p/></draw:line><draw:custom-shape text:anchor-type="paragraph" draw:z-index="11" draw:name="Shape2" draw:style-name="gr7" draw:text-style-name="P4" svg:width="4.049cm" svg:height="1.701cm" svg:x="1.515cm" svg:y="-0.831cm"><text:p text:style-name="P3"><text:span text:style-name="T1">Input line into </text:span></text:p><text:p text:style-name="P3"><text:span text:style-name="T1">variables defined </text:span></text:p><text:p text:style-name="P3"><text:span text:style-name="T1">In allbooks.html </text:span></text:p><text:p text:style-name="P3"><text:span text:style-name="T1">file</text:span></text:p><draw:enhanced-geometry svg:viewBox="0 0 21600 21600" draw:type="rectangle" draw:enhanced-path="M 0 0 L 21600 0 21600 21600 0 21600 0 0 Z N"/></draw:custom-shape><draw:line text:anchor-type="paragraph" draw:z-index="94" draw:name="Shape20" draw:style-name="gr3" draw:text-style-name="P3" svg:x1="9.247cm" svg:y1="8.293cm" svg:x2="9.229cm" svg:y2="-1.879cm"><text:p/></draw:line><text:soft-page-break/></text:p>
      <text:p text:style-name="P1"/>
      <text:p text:style-name="P1"><draw:line text:anchor-type="paragraph" draw:z-index="88" draw:name="Shape9" draw:style-name="gr5" draw:text-style-name="P3" svg:x1="3.351cm" svg:y1="0.102cm" svg:x2="3.37cm" svg:y2="1.725cm"><text:p/></draw:line></text:p>
      <text:p text:style-name="P1"/>
      <text:p text:style-name="P1"><draw:custom-shape text:anchor-type="paragraph" draw:z-index="85" draw:name="Shape3" draw:style-name="gr17" svg:width="4.442cm" svg:height="6.823cm" svg:x="13.631cm" svg:y="0.014cm"><text:p>He said you make a big</text:p><text:p>Page with links to all</text:p><text:p>Individual pages, </text:p><text:p>With detailed info</text:p><text:p>And make sure you have </text:p><text:p>Links back to main page.</text:p><text:p/><text:p>But he didn’t seem <text:line-break/>appalled by my search </text:p><text:p>Idea…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frame text:anchor-type="paragraph" draw:z-index="40" draw:name="Shape10" draw:style-name="gr8" draw:text-style-name="P5" svg:width="0.32cm" svg:height="0.433cm" svg:x="4.994cm" svg:y="0.182cm"><draw:text-box><text:p><text:span text:style-name="T1">F</text:span></text:p></draw:text-box></draw:frame><draw:custom-shape text:anchor-type="paragraph" draw:z-index="38" draw:name="Shape17" draw:style-name="gr10" draw:text-style-name="P4" svg:width="3.326cm" svg:height="1.664cm" svg:x="1.669cm" svg:y="0.004cm"><text:p><text:span text:style-name="T1">Can info be found?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43" draw:name="Shape18" draw:style-name="gr11" draw:text-style-name="P4" svg:width="1.985cm" svg:height="0.699cm" svg:x="6.408cm" svg:y="0.037cm"><text:p text:style-name="P3"><text:span text:style-name="T1">Display error</text:span></text:p><draw:enhanced-geometry svg:viewBox="0 0 21600 21600" draw:type="rectangle" draw:enhanced-path="M 0 0 L 21600 0 21600 21600 0 21600 0 0 Z N"/></draw:custom-shape><draw:line text:anchor-type="paragraph" draw:z-index="42" draw:name="Shape13" draw:style-name="gr5" draw:text-style-name="P3" svg:x1="4.993cm" svg:y1="0.397cm" svg:x2="6.353cm" svg:y2="0.397cm"><text:p/></draw:line></text:p>
      <text:p text:style-name="P1"><draw:line text:anchor-type="paragraph" draw:z-index="44" draw:name="Shape14" draw:style-name="gr3" draw:text-style-name="P3" svg:x1="7.392cm" svg:y1="0.305cm" svg:x2="7.413cm" svg:y2="2.628cm"><text:p/></draw:line></text:p>
      <text:p text:style-name="P1"><draw:frame text:anchor-type="paragraph" draw:z-index="39" draw:name="Shape12" draw:style-name="gr8" draw:text-style-name="P5" svg:width="0.53cm" svg:height="0.433cm" svg:x="3.54cm" svg:y="0.266cm"><draw:text-box><text:p><text:span text:style-name="T1">T</text:span></text:p></draw:text-box></draw:frame><draw:line text:anchor-type="paragraph" draw:z-index="41" draw:name="Shape9" draw:style-name="gr5" draw:text-style-name="P3" svg:x1="3.332cm" svg:y1="0.376cm" svg:x2="3.332cm" svg:y2="0.919cm"><text:p/></draw:line></text:p>
      <text:p text:style-name="P1"/>
      <text:p text:style-name="P1"><draw:custom-shape text:anchor-type="paragraph" draw:z-index="12" draw:name="Shape2" draw:style-name="gr2" draw:text-style-name="P4" svg:width="3.252cm" svg:height="0.983cm" svg:x="1.759cm" svg:y="0.064cm"><text:p text:style-name="P3"><text:span text:style-name="T1">Display on html</text:span></text:p><text:p text:style-name="P3"><text:span text:style-name="T1">file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48" draw:name="Shape8" draw:style-name="gr5" draw:text-style-name="P3" svg:x1="3.313cm" svg:y1="0.185cm" svg:x2="3.313cm" svg:y2="1.21cm"><text:p/></draw:line><draw:line text:anchor-type="paragraph" draw:z-index="45" draw:name="Shape15" draw:style-name="gr4" draw:text-style-name="P3" svg:x1="3.292cm" svg:y1="0.476cm" svg:x2="7.393cm" svg:y2="0.416cm"><text:p/></draw:line></text:p>
      <text:p text:style-name="P1"><draw:custom-shape text:anchor-type="paragraph" draw:z-index="98" draw:name="Shape2" draw:style-name="gr19" draw:text-style-name="P4" svg:width="3.463cm" svg:height="0.983cm" svg:x="7.636cm" svg:y="0.36cm"><text:p text:style-name="P3"><text:span text:style-name="T1">Close allbooks.html file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49" draw:name="Shape16" draw:style-name="gr3" draw:text-style-name="P3" svg:x1="3.313cm" svg:y1="0.349cm" svg:x2="0.062cm" svg:y2="0.349cm"><text:p/></draw:line></text:p>
      <text:p text:style-name="P1"/>
      <text:p text:style-name="P1"/>
      <text:p text:style-name="P1"><draw:custom-shape text:anchor-type="paragraph" draw:z-index="55" draw:name="Shape17" draw:style-name="gr13" draw:text-style-name="P4" svg:width="4.876cm" svg:height="3.255cm" svg:x="0.864cm" svg:y="0.385cm"><text:p text:style-name="P3"><text:span text:style-name="T1">A new value is </text:span></text:p><text:p text:style-name="P3"><text:span text:style-name="T1">submitted into the </text:span></text:p><text:p text:style-name="P3"><text:span text:style-name="T1">Isbn search bar (html)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96" draw:name="Shape2" draw:style-name="gr2" draw:text-style-name="P4" svg:width="3.252cm" svg:height="0.983cm" svg:x="7.712cm" svg:y="0.116cm"><text:p text:style-name="P3"><text:span text:style-name="T1">Close isbn.txt file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97" draw:name="Shape15" draw:style-name="gr4" draw:text-style-name="P3" svg:x1="4.598cm" svg:y1="0.254cm" svg:x2="7.711cm" svg:y2="0.24cm"><text:p/></draw:line></text:p>
      <text:p text:style-name="P1"><draw:frame text:anchor-type="paragraph" draw:z-index="59" draw:name="Shape10" draw:style-name="gr8" draw:text-style-name="P5" svg:width="0.32cm" svg:height="0.433cm" svg:x="5.74cm" svg:y="0.065cm"><draw:text-box><text:p><text:span text:style-name="T1">F</text:span></text:p></draw:text-box></draw:frame></text:p>
      <text:p text:style-name="P1"><draw:line text:anchor-type="paragraph" draw:z-index="57" draw:name="Shape24" draw:style-name="gr3" draw:text-style-name="P3" svg:x1="5.739cm" svg:y1="0.292cm" svg:x2="11.087cm" svg:y2="0.273cm"><text:p/></draw:line><draw:line text:anchor-type="paragraph" draw:z-index="73" draw:name="Shape27" draw:style-name="gr4" draw:text-style-name="P3" svg:x1="0.864cm" svg:y1="0.263cm" svg:x2="-0.194cm" svg:y2="0.244cm"><text:p/></draw:line><draw:line text:anchor-type="paragraph" draw:z-index="72" draw:name="Shape26" draw:style-name="gr3" draw:text-style-name="P3" svg:x1="-0.194cm" svg:y1="12.859cm" svg:x2="-0.194cm" svg:y2="0.244cm"><text:p/></draw:line><draw:line text:anchor-type="paragraph" draw:z-index="58" draw:name="Shape25" draw:style-name="gr5" draw:text-style-name="P3" svg:x1="11.087cm" svg:y1="0.293cm" svg:x2="11.087cm" svg:y2="13.577cm"><text:p/></draw:line></text:p>
      <text:p text:style-name="P1"/>
      <text:p text:style-name="P1"/>
      <text:p text:style-name="P1"/>
      <text:p text:style-name="P1"><draw:line text:anchor-type="paragraph" draw:z-index="61" draw:name="Shape8" draw:style-name="gr5" draw:text-style-name="P3" svg:x1="3.282cm" svg:y1="0.196cm" svg:x2="3.282cm" svg:y2="0.916cm"><text:p/></draw:line><draw:frame text:anchor-type="paragraph" draw:z-index="60" draw:name="Shape12" draw:style-name="gr8" draw:text-style-name="P5" svg:width="0.53cm" svg:height="0.433cm" svg:x="3.692cm" svg:y="0.212cm"><draw:text-box><text:p><text:span text:style-name="T1">T</text:span></text:p></draw:text-box></draw:frame></text:p>
      <text:p text:style-name="P1"/>
      <text:p text:style-name="P1"><draw:custom-shape text:anchor-type="paragraph" draw:z-index="54" draw:name="Shape2" draw:style-name="gr2" draw:text-style-name="P4" svg:width="3.252cm" svg:height="0.983cm" svg:x="1.67cm" svg:y="0.053cm"><text:p text:style-name="P3"><text:span text:style-name="T1">Record input from </text:span></text:p><text:p text:style-name="P3"><text:span text:style-name="T1">Search bar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69" draw:name="Shape8" draw:style-name="gr5" draw:text-style-name="P3" svg:x1="3.263cm" svg:y1="0.174cm" svg:x2="3.263cm" svg:y2="0.756cm"><text:p/></draw:line></text:p>
      <text:p text:style-name="P1"><draw:custom-shape text:anchor-type="paragraph" draw:z-index="65" draw:name="Shape17" draw:style-name="gr16" draw:text-style-name="P4" svg:width="3.516cm" svg:height="1.878cm" svg:x="1.528cm" svg:y="0.326cm"><text:p text:style-name="P3"><text:span text:style-name="T1">The input is a </text:span></text:p><text:p text:style-name="P3"><text:span text:style-name="T1">correct isbn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><draw:frame text:anchor-type="paragraph" draw:z-index="68" draw:name="Shape10" draw:style-name="gr8" draw:text-style-name="P5" svg:width="0.32cm" svg:height="0.433cm" svg:x="5.043cm" svg:y="0.302cm"><draw:text-box><text:p><text:span text:style-name="T1">F</text:span></text:p></draw:text-box></draw:frame></text:p>
      <text:p text:style-name="P1"><draw:line text:anchor-type="paragraph" draw:z-index="79" draw:name="Shape28" draw:style-name="gr5" draw:text-style-name="P3" svg:x1="5.043cm" svg:y1="0.432cm" svg:x2="11.088cm" svg:y2="0.413cm"><text:p/></draw:line><draw:custom-shape text:anchor-type="paragraph" draw:z-index="80" draw:name="Shape18" draw:style-name="gr11" draw:text-style-name="P4" svg:width="1.985cm" svg:height="0.699cm" svg:x="6.511cm" svg:y="0.018cm"><text:p text:style-name="P3"><text:span text:style-name="T1">Display error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frame text:anchor-type="paragraph" draw:z-index="67" draw:name="Shape12" draw:style-name="gr8" draw:text-style-name="P5" svg:width="0.53cm" svg:height="0.433cm" svg:x="3.729cm" svg:y="0.051cm"><draw:text-box><text:p><text:span text:style-name="T1">T</text:span></text:p></draw:text-box></draw:frame><draw:line text:anchor-type="paragraph" draw:z-index="66" draw:name="Shape8" draw:style-name="gr5" draw:text-style-name="P3" svg:x1="3.295cm" svg:y1="0.141cm" svg:x2="3.295cm" svg:y2="0.861cm"><text:p/></draw:line></text:p>
      <text:p text:style-name="P1"/>
      <text:p text:style-name="P1"><draw:custom-shape text:anchor-type="paragraph" draw:z-index="62" draw:name="Shape2" draw:style-name="gr15" draw:text-style-name="P4" svg:width="4.015cm" svg:height="2.199cm" svg:x="1.199cm" svg:y="0cm"><text:p text:style-name="P3"><text:span text:style-name="T1">Input the isbn from </text:span></text:p><text:p text:style-name="P3"><text:span text:style-name="T1">search bar into </text:span></text:p><text:p text:style-name="P3"><text:span text:style-name="T1">Variables in html file </text:span></text:p><text:p text:style-name="P3"><text:span text:style-name="T1">For indivual books (rewrite)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><draw:line text:anchor-type="paragraph" draw:z-index="71" draw:name="Shape8" draw:style-name="gr5" draw:text-style-name="P3" svg:x1="3.18cm" svg:y1="0.055cm" svg:x2="3.18cm" svg:y2="0.775cm"><text:p/></draw:line></text:p>
      <text:p text:style-name="P1"><draw:custom-shape text:anchor-type="paragraph" draw:z-index="74" draw:name="Shape17" draw:style-name="gr16" draw:text-style-name="P4" svg:width="3.516cm" svg:height="1.878cm" svg:x="1.395cm" svg:y="0.344cm"><text:p text:style-name="P3"><text:span text:style-name="T1">Info can be </text:span></text:p><text:p text:style-name="P3"><text:span text:style-name="T1">retrieved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><draw:frame text:anchor-type="paragraph" draw:z-index="78" draw:name="Shape10" draw:style-name="gr8" draw:text-style-name="P5" svg:width="0.32cm" svg:height="0.433cm" svg:x="4.824cm" svg:y="0.261cm"><draw:text-box><text:p><text:span text:style-name="T1">F</text:span></text:p></draw:text-box></draw:frame></text:p>
      <text:p text:style-name="P1"><draw:line text:anchor-type="paragraph" draw:z-index="81" draw:name="Shape28" draw:style-name="gr5" draw:text-style-name="P3" svg:x1="4.91cm" svg:y1="0.388cm" svg:x2="10.955cm" svg:y2="0.369cm"><text:p/></draw:line><draw:custom-shape text:anchor-type="paragraph" draw:z-index="82" draw:name="Shape18" draw:style-name="gr11" draw:text-style-name="P4" svg:width="1.985cm" svg:height="0.699cm" svg:x="6.295cm" svg:y="0.037cm"><text:p text:style-name="P3"><text:span text:style-name="T1">Display error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frame text:anchor-type="paragraph" draw:z-index="77" draw:name="Shape12" draw:style-name="gr8" draw:text-style-name="P5" svg:width="0.53cm" svg:height="0.433cm" svg:x="3.445cm" svg:y="0.069cm"><draw:text-box><text:p><text:span text:style-name="T1">T</text:span></text:p></draw:text-box></draw:frame><draw:line text:anchor-type="paragraph" draw:z-index="76" draw:name="Shape8" draw:style-name="gr5" draw:text-style-name="P3" svg:x1="3.161cm" svg:y1="0.069cm" svg:x2="3.161cm" svg:y2="0.842cm"><text:p/></draw:line></text:p>
      <text:p text:style-name="P1"><draw:custom-shape text:anchor-type="paragraph" draw:z-index="70" draw:name="Shape2" draw:style-name="gr6" draw:text-style-name="P4" svg:width="3.253cm" svg:height="0.985cm" svg:x="1.478cm" svg:y="0.411cm"><text:p text:style-name="P3"><text:span text:style-name="T1">Info is displayed on </text:span></text:p><text:p text:style-name="P3"><text:span text:style-name="T1">Single html page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75" draw:name="Shape16" draw:style-name="gr3" draw:text-style-name="P3" svg:x1="1.385cm" svg:y1="0.377cm" svg:x2="-0.194cm" svg:y2="0.395cm"><text:p/></draw:line></text:p>
      <text:p text:style-name="P1"/>
      <text:p text:style-name="P1"><draw:line text:anchor-type="paragraph" draw:z-index="83" draw:name="Shape29" draw:style-name="gr3" draw:text-style-name="P3" svg:x1="3.056cm" svg:y1="0.18cm" svg:x2="3.056cm" svg:y2="0.706cm"><text:p/></draw:line><draw:custom-shape text:anchor-type="paragraph" draw:z-index="63" draw:name="Shape2" draw:style-name="gr2" draw:text-style-name="P4" svg:width="3.252cm" svg:height="0.983cm" svg:x="9.597cm" svg:y="0.25cm"><text:p text:style-name="P3"><text:span text:style-name="T1">Close all files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84" draw:name="Shape30" draw:style-name="gr5" draw:text-style-name="P3" svg:x1="3.056cm" svg:y1="0.275cm" svg:x2="9.552cm" svg:y2="0.238cm"><text:p/></draw:line></text:p>
      <text:p text:style-name="P1"><draw:custom-shape text:anchor-type="paragraph" draw:z-index="56" draw:name="Shape23" draw:style-name="gr14" draw:text-style-name="P4" svg:width="2.666cm" svg:height="0.89cm" svg:x="9.888cm" svg:y="1.094cm"><text:p text:style-name="P3"><text:span text:style-name="T1">End progr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4" draw:name="Shape8" draw:style-name="gr5" draw:text-style-name="P3" svg:x1="11.113cm" svg:y1="0.372cm" svg:x2="11.113cm" svg:y2="1.09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2:52:40.694000000</meta:creation-date>
    <dc:date>2019-10-28T17:13:48.693000000</dc:date>
    <meta:editing-duration>PT7H54M27S</meta:editing-duration>
    <meta:editing-cycles>14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